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 office:value-type="string">
            <text:p>127#462 Lumii</text:p>
          </table:table-cell>
          <table:table-cell table:style-name="ce0"/>
          <table:table-cell table:style-name="ce0" office:value-type="string">
            <text:p>All r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7T16:47:52+01:00</meta:creation-date>
    <dc:date>2020-03-07T16:47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